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3" style:family="graphic" style:parent-style-name="measure">
      <style:graphic-properties draw:textarea-vertical-align="middle"/>
    </style:style>
    <style:style style:name="gr4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08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034cm" svg:height="18.034cm" svg:x="5.077cm" svg:y="5.3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192cm" svg:height="7.62cm" svg:x="8.188cm" svg:y="10.099cm">
          <text:p text:style-name="P1">BSD</text:p>
          <draw:enhanced-geometry svg:viewBox="0 0 21600 21600" draw:type="rectangle" draw:enhanced-path="M 0 0 L 21600 0 21600 21600 0 21600 0 0 Z N"/>
        </draw:custom-shape>
        <draw:measure draw:style-name="gr3" draw:text-style-name="P3" draw:layer="measurelines" svg:x1="5.071cm" svg:y1="5.237cm" svg:x2="23.096cm" svg:y2="5.237cm">
          <text:p text:style-name="P2"><text:span text:style-name="T1">71”</text:span></text:p>
        </draw:measure>
        <draw:measure draw:style-name="gr3" draw:text-style-name="P3" draw:layer="measurelines" svg:x1="23.22cm" svg:y1="5.457cm" svg:x2="23.22cm" svg:y2="23.427cm">
          <text:p/>
        </draw:measure>
        <draw:line draw:style-name="gr4" draw:text-style-name="P1" draw:layer="layout" svg:x1="13.891cm" svg:y1="23.427cm" svg:x2="13.891cm" svg:y2="17.694cm">
          <text:p/>
        </draw:line>
        <draw:frame draw:style-name="gr5" draw:layer="layout" svg:width="1.946cm" svg:height="0.962cm" svg:x="13.956cm" svg:y="20.126cm">
          <draw:text-box>
            <text:p>19.5”</text:p>
          </draw:text-box>
        </draw:frame>
        <draw:frame draw:style-name="gr5" draw:layer="layout" svg:width="1.416cm" svg:height="0.962cm" svg:x="24.056cm" svg:y="13.526cm">
          <draw:text-box>
            <text:p>71”</text:p>
          </draw:text-box>
        </draw:frame>
        <draw:line draw:style-name="gr4" draw:text-style-name="P1" draw:layer="layout" svg:x1="5.071cm" svg:y1="13.946cm" svg:x2="8.213cm" svg:y2="13.946cm">
          <text:p/>
        </draw:line>
        <draw:frame draw:style-name="gr5" draw:layer="layout" svg:width="2.25cm" svg:height="0.962cm" svg:x="5.656cm" svg:y="13.026cm">
          <draw:text-box>
            <text:p>11.75”</text:p>
          </draw:text-box>
        </draw:frame>
        <draw:line draw:style-name="gr4" draw:text-style-name="P1" draw:layer="layout" svg:x1="9.591cm" svg:y1="10.087cm" svg:x2="9.591cm" svg:y2="17.639cm">
          <text:p/>
        </draw:line>
        <draw:frame draw:style-name="gr5" draw:layer="layout" svg:width="1.416cm" svg:height="0.962cm" svg:x="9.656cm" svg:y="13.526cm">
          <draw:text-box>
            <text:p>30”</text:p>
          </draw:text-box>
        </draw:frame>
        <draw:measure draw:style-name="gr3" draw:text-style-name="P1" draw:layer="measurelines" svg:x1="8.213cm" svg:y1="9.756cm" svg:x2="20.395cm" svg:y2="9.812cm">
          <text:p text:style-name="P4"><text:span text:style-name="T1">48”</text:span><text:span text:style-name="T1"><text:measure text:kind="gap"/></text:span></text:p>
        </draw:measure>
        <draw:frame draw:style-name="gr5" draw:layer="layout" svg:width="2.085cm" svg:height="0.962cm" svg:x="13.291cm" svg:y="5.677cm">
          <draw:text-box>
            <text:p>Pallet</text:p>
          </draw:text-box>
        </draw:frame>
        <draw:line draw:style-name="gr6" draw:text-style-name="P1" draw:layer="layout" svg:x1="2.812cm" svg:y1="25.025cm" svg:x2="25.466cm" svg:y2="25.025cm">
          <text:p/>
        </draw:line>
        <draw:line draw:style-name="gr4" draw:text-style-name="P1" draw:layer="layout" svg:x1="6.394cm" svg:y1="23.427cm" svg:x2="6.394cm" svg:y2="24.915cm">
          <text:p/>
        </draw:line>
        <draw:frame draw:style-name="gr5" draw:layer="layout" svg:width="2.297cm" svg:height="0.962cm" svg:x="6.856cm" svg:y="23.726cm">
          <draw:text-box>
            <text:p>4.125”</text:p>
          </draw:text-box>
        </draw:frame>
        <draw:frame draw:style-name="gr7" draw:layer="layout" svg:width="2.583cm" svg:height="0.962cm" svg:x="12.844cm" svg:y="25.143cm">
          <draw:text-box>
            <text:p>Tab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</meta:initial-creator>
    <meta:creation-date>2012-12-31T23:49:04</meta:creation-date>
    <meta:generator>LibreOffice/3.5$Linux_X86_64 LibreOffice_project/350m1$Build-2</meta:generator>
    <dc:date>2013-01-01T00:23:00</dc:date>
    <dc:creator>tyler </dc:creator>
    <meta:editing-duration>PT32M51S</meta:editing-duration>
    <meta:editing-cycles>13</meta:editing-cycles>
    <meta:document-statistic meta:object-count="17"/>
  </office:meta>
</office:document-meta>
</file>